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Ubuntu" officeooo:rsid="00143e23" officeooo:paragraph-rsid="00143e23"/>
    </style:style>
    <style:style style:name="P2" style:family="paragraph" style:parent-style-name="Standard">
      <style:text-properties style:font-name="Ubuntu" officeooo:rsid="00143e23" officeooo:paragraph-rsid="00156a1a"/>
    </style:style>
    <style:style style:name="P3" style:family="paragraph" style:parent-style-name="Standard">
      <style:text-properties style:font-name="Ubuntu" officeooo:rsid="00049a57" officeooo:paragraph-rsid="00156a1a"/>
    </style:style>
    <style:style style:name="P4" style:family="paragraph" style:parent-style-name="Standard">
      <style:text-properties officeooo:rsid="00049a57" officeooo:paragraph-rsid="00156a1a"/>
    </style:style>
    <style:style style:name="T1" style:family="text">
      <style:text-properties officeooo:rsid="00156a1a"/>
    </style:style>
    <style:style style:name="T2" style:family="text">
      <style:text-properties fo:color="#ce181e" fo:font-size="13pt" officeooo:rsid="00049a57" style:font-size-asian="13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ọ và tên: Vũ Thị Bích</text:p>
      <text:p text:style-name="P1">Lớp: TKWEB 12</text:p>
      <text:p text:style-name="P1"/>
      <text:p text:style-name="P2"><text:s text:c="3"/><text:span text:style-name="T2">* Các kiến thức, kỹ năng thu được từ môn “nhập môn thiết kế web”</text:span></text:p>
      <text:p text:style-name="P4">- Định hướng và củng cố kiến thức môn thiết kế web</text:p>
      <text:p text:style-name="P4">- Củng cố kiến thức mốn HTML-CSS</text:p>
      <text:p text:style-name="P4">- Cách cài đặt và sử dụng hệ điều hành Ubuntu</text:p>
      <text:p text:style-name="P4">- Cách cài đặt và sử dụng các phần mềm trên hệ điều hành Ubuntu</text:p>
      <text:p text:style-name="P4">- Làm quen với Github, smart git</text:p>
      <text:p text:style-name="P4">- Tạo tài khoản và sử dụng Github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A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1T14:11:18.911832162</meta:creation-date>
    <dc:date>2019-10-01T14:33:46.207510168</dc:date>
    <meta:editing-duration>PT12M16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9" meta:word-count="84" meta:character-count="357" meta:non-whitespace-character-count="279"/>
  </office:meta>
</office:document-meta>
</file>